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表1" style:family="table">
      <style:table-properties style:width="19.405cm" fo:margin-left="0.026cm" fo:margin-top="0cm" fo:margin-bottom="0cm" table:align="left" fo:background-color="#e6e6e6" style:writing-mode="lr-tb">
        <style:background-image/>
      </style:table-properties>
    </style:style>
    <style:style style:name="表1.A" style:family="table-column">
      <style:table-column-properties style:column-width="19.405cm"/>
    </style:style>
    <style:style style:name="表1.1" style:family="table-row">
      <style:table-row-properties style:min-row-height="4.798cm" fo:keep-together="auto"/>
    </style:style>
    <style:style style:name="表1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5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5.A" style:family="table-column">
      <style:table-column-properties style:column-width="19.431cm"/>
    </style:style>
    <style:style style:name="表5.1" style:family="table-row">
      <style:table-row-properties style:min-row-height="4.309cm" fo:keep-together="auto"/>
    </style:style>
    <style:style style:name="表5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4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4.A" style:family="table-column">
      <style:table-column-properties style:column-width="19.431cm"/>
    </style:style>
    <style:style style:name="表4.1" style:family="table-row">
      <style:table-row-properties style:min-row-height="4.195cm" fo:keep-together="auto"/>
    </style:style>
    <style:style style:name="表4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2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2.A" style:family="table-column">
      <style:table-column-properties style:column-width="19.431cm"/>
    </style:style>
    <style:style style:name="表2.1" style:family="table-row">
      <style:table-row-properties style:min-row-height="3.907cm" fo:keep-together="auto"/>
    </style:style>
    <style:style style:name="表2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6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6.A" style:family="table-column">
      <style:table-column-properties style:column-width="19.431cm"/>
    </style:style>
    <style:style style:name="表6.1" style:family="table-row">
      <style:table-row-properties style:min-row-height="4.711cm" fo:keep-together="auto"/>
    </style:style>
    <style:style style:name="表6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3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3.A" style:family="table-column">
      <style:table-column-properties style:column-width="19.431cm"/>
    </style:style>
    <style:style style:name="表3.1" style:family="table-row">
      <style:table-row-properties style:min-row-height="4.195cm" fo:keep-together="auto"/>
    </style:style>
    <style:style style:name="表3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7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7.A" style:family="table-column">
      <style:table-column-properties style:column-width="19.431cm"/>
    </style:style>
    <style:style style:name="表7.1" style:family="table-row">
      <style:table-row-properties style:min-row-height="4.195cm" fo:keep-together="auto"/>
    </style:style>
    <style:style style:name="表7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8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8.A" style:family="table-column">
      <style:table-column-properties style:column-width="19.431cm"/>
    </style:style>
    <style:style style:name="表8.1" style:family="table-row">
      <style:table-row-properties style:min-row-height="4.195cm" fo:keep-together="auto"/>
    </style:style>
    <style:style style:name="表8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9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9.A" style:family="table-column">
      <style:table-column-properties style:column-width="19.431cm"/>
    </style:style>
    <style:style style:name="表9.1" style:family="table-row">
      <style:table-row-properties style:min-row-height="3.591cm" fo:keep-together="auto"/>
    </style:style>
    <style:style style:name="表9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10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10.A" style:family="table-column">
      <style:table-column-properties style:column-width="19.431cm"/>
    </style:style>
    <style:style style:name="表10.1" style:family="table-row">
      <style:table-row-properties style:min-row-height="3.706cm" fo:keep-together="auto"/>
    </style:style>
    <style:style style:name="表10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11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11.A" style:family="table-column">
      <style:table-column-properties style:column-width="19.431cm"/>
    </style:style>
    <style:style style:name="表11.1" style:family="table-row">
      <style:table-row-properties style:min-row-height="3.706cm" fo:keep-together="auto"/>
    </style:style>
    <style:style style:name="表11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表12" style:family="table">
      <style:table-properties style:width="19.431cm" fo:margin-left="0cm" fo:margin-top="0cm" fo:margin-bottom="0cm" table:align="left" fo:background-color="#e6e6e6" style:writing-mode="lr-tb">
        <style:background-image/>
      </style:table-properties>
    </style:style>
    <style:style style:name="表12.A" style:family="table-column">
      <style:table-column-properties style:column-width="19.431cm"/>
    </style:style>
    <style:style style:name="表12.1" style:family="table-row">
      <style:table-row-properties style:min-row-height="3.706cm" fo:keep-together="auto"/>
    </style:style>
    <style:style style:name="表12.A1" style:family="table-cell">
      <style:table-cell-properties fo:background-color="#e6e6e6" fo:padding-left="0.199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Header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1pt" fo:letter-spacing="-0.007cm" officeooo:paragraph-rsid="00345c6e" style:font-size-asian="11pt" style:language-asian="ja" style:country-asian="JP" style:font-size-complex="11pt"/>
    </style:style>
    <style:style style:name="P3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1pt" fo:letter-spacing="-0.007cm" officeooo:paragraph-rsid="00357f20" style:font-size-asian="11pt" style:language-asian="ja" style:country-asian="JP" style:font-size-complex="11pt"/>
    </style:style>
    <style:style style:name="P4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1pt" fo:letter-spacing="-0.007cm" officeooo:paragraph-rsid="00373afb" style:font-size-asian="11pt" style:language-asian="ja" style:country-asian="JP" style:font-size-complex="11pt"/>
    </style:style>
    <style:style style:name="P5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1pt" fo:letter-spacing="-0.007cm" officeooo:paragraph-rsid="00345c6e" style:font-size-asian="11pt" style:font-size-complex="11pt"/>
    </style:style>
    <style:style style:name="P6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1pt" fo:letter-spacing="-0.007cm" style:text-underline-style="solid" style:text-underline-width="auto" style:text-underline-color="font-color" fo:font-weight="bold" style:font-size-asian="11pt" style:language-asian="ja" style:country-asian="JP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1pt" fo:letter-spacing="-0.007cm" style:text-underline-style="solid" style:text-underline-width="auto" style:text-underline-color="font-color" fo:font-weight="bold" officeooo:paragraph-rsid="00373afb" style:font-size-asian="11pt" style:language-asian="ja" style:country-asian="JP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1pt" fo:letter-spacing="-0.007cm" style:text-underline-style="solid" style:text-underline-width="auto" style:text-underline-color="font-color" fo:font-weight="bold" officeooo:paragraph-rsid="00387082" style:font-size-asian="11pt" style:language-asian="ja" style:country-asian="JP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fo:font-style="normal" officeooo:paragraph-rsid="003e78fb" style:font-name-asian="Times New Roman" style:font-size-asian="12pt" style:font-size-complex="12pt"/>
    </style:style>
    <style:style style:name="P10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fo:font-style="normal" officeooo:paragraph-rsid="00387082" style:font-name-asian="Times New Roman" style:font-size-asian="12pt" style:font-size-complex="12pt"/>
    </style:style>
    <style:style style:name="P11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fo:font-style="normal" officeooo:paragraph-rsid="003eef23" style:font-name-asian="Times New Roman" style:font-size-asian="12pt" style:font-size-complex="12pt"/>
    </style:style>
    <style:style style:name="P12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fo:font-style="normal" fo:font-weight="bold" officeooo:rsid="0006656c" officeooo:paragraph-rsid="00373afb" style:font-name-asian="Times New Roman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officeooo:paragraph-rsid="00387082" style:font-name-asian="Times New Roman" style:font-size-asian="12pt" style:font-size-complex="12pt"/>
    </style:style>
    <style:style style:name="P14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officeooo:paragraph-rsid="00292f8c" style:font-name-asian="Times New Roman" style:font-size-asian="12pt" style:font-size-complex="12pt"/>
    </style:style>
    <style:style style:name="P15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officeooo:paragraph-rsid="00357f20" style:font-name-asian="Times New Roman" style:font-size-asian="12pt" style:font-size-complex="12pt"/>
    </style:style>
    <style:style style:name="P16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officeooo:paragraph-rsid="0028959d" style:font-name-asian="Times New Roman" style:font-size-asian="12pt" style:font-size-complex="12pt"/>
    </style:style>
    <style:style style:name="P17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officeooo:paragraph-rsid="00373afb" style:font-name-asian="Times New Roman" style:font-size-asian="12pt" style:font-size-complex="12pt"/>
    </style:style>
    <style:style style:name="P18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officeooo:paragraph-rsid="003eef23" style:font-name-asian="Times New Roman" style:font-size-asian="12pt" style:font-size-complex="12pt"/>
    </style:style>
    <style:style style:name="P19" style:family="paragraph" style:parent-style-name="Standard">
      <style:paragraph-properties fo:margin-left="0cm" fo:margin-right="0cm" fo:line-height="95%" fo:text-indent="0cm" style:auto-text-indent="false"/>
      <style:text-properties officeooo:paragraph-rsid="003e78fb"/>
    </style:style>
    <style:style style:name="P20" style:family="paragraph" style:parent-style-name="Standard">
      <style:paragraph-properties fo:margin-left="0cm" fo:margin-right="0cm" fo:line-height="95%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0c23ce" officeooo:paragraph-rsid="003e78fb" style:font-name-asian="Times New Roman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95%" fo:text-indent="0cm" style:auto-text-indent="false"/>
      <style:text-properties fo:font-variant="normal" fo:text-transform="none" fo:color="#24292e" style:font-name="Times New Roman" fo:font-size="12pt" fo:letter-spacing="normal" fo:font-style="normal" fo:font-weight="normal" officeooo:rsid="000c23ce" officeooo:paragraph-rsid="003eef23" style:font-name-asian="Times New Roman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95%" fo:text-indent="0cm" style:auto-text-indent="false"/>
      <style:text-properties fo:font-variant="normal" fo:text-transform="none" fo:color="#24292e" style:font-name="Times New Roman" fo:font-size="12pt" fo:letter-spacing="-0.007cm" fo:font-style="normal" fo:font-weight="normal" officeooo:rsid="0026c953" officeooo:paragraph-rsid="003eef23" style:font-name-asian="Times New Roman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345c6e" style:font-name-asian="Times New Roman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109c8c" style:font-name-asian="Times New Roman" style:font-size-asian="12pt" style:font-size-complex="12pt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373afb" style:font-name-asian="Times New Roman" style:font-size-asian="12pt" style:font-size-complex="12pt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345c6e" style:font-name-asian="Times New Roman" style:font-size-asian="12pt" style:font-size-complex="12pt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292f8c" style:font-name-asian="Times New Roman" style:font-size-asian="12pt" style:font-size-complex="12pt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357f20" style:font-name-asian="Times New Roman" style:font-size-asian="12pt" style:font-size-complex="12pt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28a131" style:font-name-asian="Times New Roman" style:font-size-asian="12pt" style:font-size-complex="12pt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officeooo:paragraph-rsid="00373afb" style:font-name-asian="Times New Roman" style:font-size-asian="12pt" style:font-size-complex="12pt"/>
    </style:style>
    <style:style style:name="P31" style:family="paragraph" style:parent-style-name="Standard">
      <style:paragraph-properties fo:line-height="95%" fo:text-align="center" style:justify-single-word="false"/>
      <style:text-properties officeooo:paragraph-rsid="0004d01e"/>
    </style:style>
    <style:style style:name="P32" style:family="paragraph" style:parent-style-name="Standard">
      <style:paragraph-properties fo:line-height="95%"/>
      <style:text-properties fo:color="#000000" style:font-name="Times New Roman" fo:font-size="11pt" style:font-size-asian="11pt" style:language-asian="ja" style:country-asian="JP" style:font-size-complex="11pt"/>
    </style:style>
    <style:style style:name="P33" style:family="paragraph" style:parent-style-name="Standard">
      <style:paragraph-properties fo:line-height="95%" fo:text-align="start" style:justify-single-word="false"/>
      <style:text-properties fo:color="#000000" style:font-name="Times New Roman" fo:font-size="11pt" fo:letter-spacing="-0.011cm" fo:font-weight="normal" officeooo:rsid="00064060" officeooo:paragraph-rsid="002f5d24" style:font-name-asian="ＭＳ ゴシック" style:font-size-asian="11pt" style:language-asian="ja" style:country-asian="JP" style:font-weight-asian="normal" style:font-size-complex="12pt" style:font-weight-complex="normal"/>
    </style:style>
    <style:style style:name="P34" style:family="paragraph" style:parent-style-name="Standard">
      <style:paragraph-properties fo:line-height="95%" fo:text-align="center" style:justify-single-word="false"/>
      <style:text-properties fo:color="#000000" style:font-name="Times New Roman" fo:font-size="20pt" fo:letter-spacing="-0.014cm" fo:font-weight="bold" officeooo:rsid="0004d01e" officeooo:paragraph-rsid="0004d01e" style:font-size-asian="20pt" style:font-weight-asian="bold" style:font-size-complex="15.5pt"/>
    </style:style>
    <style:style style:name="P35" style:family="paragraph" style:parent-style-name="Standard">
      <style:paragraph-properties fo:line-height="95%"/>
      <style:text-properties fo:color="#000000" style:font-name="Times New Roman" fo:font-size="14pt" style:text-underline-style="none" fo:font-weight="bold" officeooo:rsid="0006271b" style:font-name-asian="ＭＳ ゴシック" style:font-size-asian="14pt" style:language-asian="ja" style:country-asian="JP" style:font-weight-asian="bold" style:font-size-complex="12pt" style:font-weight-complex="bold"/>
    </style:style>
    <style:style style:name="P36" style:family="paragraph" style:parent-style-name="Standard">
      <style:paragraph-properties fo:orphans="0" fo:widows="0">
        <style:tab-stops>
          <style:tab-stop style:position="0.84cm"/>
          <style:tab-stop style:position="1.686cm"/>
          <style:tab-stop style:position="2.531cm"/>
          <style:tab-stop style:position="3.378cm"/>
          <style:tab-stop style:position="4.225cm"/>
          <style:tab-stop style:position="5.069cm"/>
          <style:tab-stop style:position="5.916cm"/>
          <style:tab-stop style:position="6.759cm"/>
          <style:tab-stop style:position="7.606cm"/>
          <style:tab-stop style:position="8.453cm"/>
          <style:tab-stop style:position="9.297cm"/>
          <style:tab-stop style:position="10.144cm"/>
          <style:tab-stop style:position="10.989cm"/>
          <style:tab-stop style:position="11.836cm"/>
          <style:tab-stop style:position="12.682cm"/>
          <style:tab-stop style:position="13.527cm"/>
          <style:tab-stop style:position="14.374cm"/>
          <style:tab-stop style:position="15.219cm"/>
          <style:tab-stop style:position="16.066cm"/>
          <style:tab-stop style:position="16.912cm"/>
          <style:tab-stop style:position="17.755cm"/>
          <style:tab-stop style:position="18.602cm"/>
          <style:tab-stop style:position="19.447cm"/>
          <style:tab-stop style:position="20.294cm"/>
          <style:tab-stop style:position="21.14cm"/>
          <style:tab-stop style:position="21.985cm"/>
          <style:tab-stop style:position="22.832cm"/>
          <style:tab-stop style:position="23.677cm"/>
          <style:tab-stop style:position="24.523cm"/>
          <style:tab-stop style:position="25.37cm"/>
          <style:tab-stop style:position="26.215cm"/>
          <style:tab-stop style:position="27.062cm"/>
        </style:tab-stops>
      </style:paragraph-properties>
      <style:text-properties fo:color="#000000" style:font-name="Times New Roman" fo:font-size="14pt" style:text-underline-style="solid" style:text-underline-width="auto" style:text-underline-color="font-color" fo:font-weight="bold" officeooo:paragraph-rsid="003a5d0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orphans="0" fo:widows="0">
        <style:tab-stops>
          <style:tab-stop style:position="0.84cm"/>
          <style:tab-stop style:position="1.686cm"/>
          <style:tab-stop style:position="2.531cm"/>
          <style:tab-stop style:position="3.378cm"/>
          <style:tab-stop style:position="4.225cm"/>
          <style:tab-stop style:position="5.069cm"/>
          <style:tab-stop style:position="5.916cm"/>
          <style:tab-stop style:position="6.759cm"/>
          <style:tab-stop style:position="7.606cm"/>
          <style:tab-stop style:position="8.453cm"/>
          <style:tab-stop style:position="9.297cm"/>
          <style:tab-stop style:position="10.144cm"/>
          <style:tab-stop style:position="10.989cm"/>
          <style:tab-stop style:position="11.836cm"/>
          <style:tab-stop style:position="12.682cm"/>
          <style:tab-stop style:position="13.527cm"/>
          <style:tab-stop style:position="14.374cm"/>
          <style:tab-stop style:position="15.219cm"/>
          <style:tab-stop style:position="16.066cm"/>
          <style:tab-stop style:position="16.912cm"/>
          <style:tab-stop style:position="17.755cm"/>
          <style:tab-stop style:position="18.602cm"/>
          <style:tab-stop style:position="19.447cm"/>
          <style:tab-stop style:position="20.294cm"/>
          <style:tab-stop style:position="21.14cm"/>
          <style:tab-stop style:position="21.985cm"/>
          <style:tab-stop style:position="22.832cm"/>
          <style:tab-stop style:position="23.677cm"/>
          <style:tab-stop style:position="24.523cm"/>
          <style:tab-stop style:position="25.37cm"/>
          <style:tab-stop style:position="26.215cm"/>
          <style:tab-stop style:position="27.062cm"/>
        </style:tab-stops>
      </style:paragraph-properties>
      <style:text-properties fo:color="#000000" style:font-name="Times New Roman" fo:font-size="14pt" style:text-underline-style="solid" style:text-underline-width="auto" style:text-underline-color="font-color" fo:font-weight="bold" officeooo:rsid="003a5d05" officeooo:paragraph-rsid="003a5d0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95%"/>
      <style:text-properties fo:color="#000000" style:font-name="Times New Roman" fo:font-size="12pt" style:text-underline-style="none" fo:font-weight="normal" officeooo:rsid="002bcbc9" officeooo:paragraph-rsid="002bcbc9" style:font-size-asian="12pt" style:language-asian="ja" style:country-asian="JP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Times New Roman" fo:font-size="12pt" officeooo:paragraph-rsid="001aa4f9" style:font-name-asian="ＭＳ Ｐゴシック" style:font-size-asian="12pt" style:language-asian="ja" style:country-asian="JP" style:font-size-complex="12pt"/>
    </style:style>
    <style:style style:name="P40" style:family="paragraph" style:parent-style-name="Standard">
      <style:text-properties fo:color="#000000" style:font-name="Times New Roman" fo:font-size="12pt" officeooo:paragraph-rsid="003a5d05" style:font-name-asian="ＭＳ Ｐゴシック" style:font-size-asian="12pt" style:language-asian="ja" style:country-asian="JP" style:font-size-complex="12pt"/>
    </style:style>
    <style:style style:name="P41" style:family="paragraph" style:parent-style-name="Standard">
      <style:text-properties fo:color="#000000" style:font-name="Times New Roman" fo:font-size="12pt" officeooo:paragraph-rsid="003a5d05"/>
    </style:style>
    <style:style style:name="P42" style:family="paragraph" style:parent-style-name="Standard">
      <style:text-properties fo:color="#000000" style:font-name="Times New Roman" fo:font-size="12pt" fo:font-weight="bold" officeooo:paragraph-rsid="003a5d05" style:font-name-asian="ＭＳ Ｐゴシック" style:font-size-asian="12pt" style:language-asian="ja" style:country-asian="JP" style:font-weight-asian="bold" style:font-size-complex="12pt" style:font-weight-complex="bold"/>
    </style:style>
    <style:style style:name="P43" style:family="paragraph" style:parent-style-name="Standard">
      <style:paragraph-properties fo:line-height="95%"/>
      <style:text-properties fo:color="#000000"/>
    </style:style>
    <style:style style:name="P44" style:family="paragraph" style:parent-style-name="Standard">
      <style:paragraph-properties fo:line-height="95%" fo:text-align="start" style:justify-single-word="false"/>
      <style:text-properties fo:color="#000000" officeooo:paragraph-rsid="002da847"/>
    </style:style>
    <style:style style:name="P45" style:family="paragraph" style:parent-style-name="Standard">
      <style:paragraph-properties fo:line-height="95%" fo:text-align="start" style:justify-single-word="false"/>
      <style:text-properties fo:color="#000000" officeooo:paragraph-rsid="00064060"/>
    </style:style>
    <style:style style:name="P46" style:family="paragraph" style:parent-style-name="Standard">
      <style:paragraph-properties fo:line-height="95%" fo:text-align="center" style:justify-single-word="false"/>
      <style:text-properties fo:color="#000000" fo:font-size="14pt" officeooo:paragraph-rsid="0004d01e" style:font-size-asian="14pt" style:font-size-complex="14pt"/>
    </style:style>
    <style:style style:name="P47" style:family="paragraph" style:parent-style-name="Standard">
      <style:paragraph-properties fo:line-height="95%" fo:text-align="start" style:justify-single-word="false"/>
      <style:text-properties fo:color="#000000" officeooo:rsid="0006271b" officeooo:paragraph-rsid="001e5d5a"/>
    </style:style>
    <style:style style:name="P48" style:family="paragraph" style:parent-style-name="Standard">
      <style:paragraph-properties fo:line-height="95%" fo:text-align="start" style:justify-single-word="false"/>
      <style:text-properties fo:color="#000000" officeooo:rsid="0006271b" officeooo:paragraph-rsid="002f5d24"/>
    </style:style>
    <style:style style:name="P49" style:family="paragraph" style:parent-style-name="Standard">
      <style:paragraph-properties fo:margin-left="0cm" fo:margin-right="-0.203cm" fo:margin-top="0cm" fo:margin-bottom="0.212cm" loext:contextual-spacing="false" fo:line-height="95%" fo:text-indent="0cm" style:auto-text-indent="false"/>
      <style:text-properties fo:color="#000000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-0.203cm" fo:margin-top="0cm" fo:margin-bottom="0.212cm" loext:contextual-spacing="false" fo:line-height="95%" fo:text-align="start" style:justify-single-word="false" fo:text-indent="0cm" style:auto-text-indent="false"/>
      <style:text-properties fo:color="#000000" fo:font-size="14pt" fo:font-weight="bold" officeooo:rsid="001e5d5a" officeooo:paragraph-rsid="001e5d5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fo:font-size="12pt" officeooo:paragraph-rsid="00357f20"/>
    </style:style>
    <style:style style:name="P52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fo:font-size="12pt" officeooo:paragraph-rsid="0026c953"/>
    </style:style>
    <style:style style:name="P53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fo:font-size="12pt" officeooo:paragraph-rsid="00373afb"/>
    </style:style>
    <style:style style:name="P54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fo:font-size="12pt" officeooo:paragraph-rsid="00387082"/>
    </style:style>
    <style:style style:name="P55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style:font-name-asian="Times New Roman" style:font-size-asian="12pt" style:font-size-complex="12pt"/>
    </style:style>
    <style:style style:name="P56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officeooo:paragraph-rsid="00345c6e" style:font-name-asian="Times New Roman" style:font-size-asian="12pt" style:font-size-complex="12pt"/>
    </style:style>
    <style:style style:name="P57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officeooo:rsid="001678ac" officeooo:paragraph-rsid="00345c6e" style:font-name-asian="Times New Roman" style:font-size-asian="12pt" style:font-size-complex="12pt"/>
    </style:style>
    <style:style style:name="P58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officeooo:rsid="001678ac" officeooo:paragraph-rsid="002538dc" style:font-name-asian="Times New Roman" style:font-size-asian="12pt" style:font-size-complex="12pt"/>
    </style:style>
    <style:style style:name="P59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officeooo:rsid="001678ac" officeooo:paragraph-rsid="00373afb" style:font-name-asian="Times New Roman" style:font-size-asian="12pt" style:font-size-complex="12pt"/>
    </style:style>
    <style:style style:name="P60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officeooo:paragraph-rsid="00345c6e"/>
    </style:style>
    <style:style style:name="P61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officeooo:paragraph-rsid="00292f8c"/>
    </style:style>
    <style:style style:name="P62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fo:letter-spacing="-0.007cm" fo:font-style="normal" fo:font-weight="normal" officeooo:rsid="0028a131" officeooo:paragraph-rsid="00292f8c" style:font-name-asian="Times New Roman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fo:letter-spacing="-0.007cm" fo:font-style="normal" fo:font-weight="normal" officeooo:rsid="0028a131" officeooo:paragraph-rsid="00345c6e" style:font-name-asian="Times New Roman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fo:letter-spacing="-0.007cm" fo:font-style="normal" fo:font-weight="normal" officeooo:rsid="0028a131" officeooo:paragraph-rsid="00357f20" style:font-name-asian="Times New Roman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fo:letter-spacing="-0.007cm" fo:font-style="normal" fo:font-weight="normal" officeooo:rsid="0028a131" officeooo:paragraph-rsid="00373afb" style:font-name-asian="Times New Roman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officeooo:paragraph-rsid="003eef23"/>
    </style:style>
    <style:style style:name="P67" style:family="paragraph" style:parent-style-name="Standard" style:master-page-name="First_20_Page">
      <style:paragraph-properties fo:line-height="95%" fo:text-align="center" style:justify-single-word="false" style:page-number="auto"/>
      <style:text-properties fo:color="#000000" style:font-name="Times New Roman" fo:font-size="20pt" fo:letter-spacing="-0.014cm" fo:font-weight="bold" officeooo:rsid="0004d01e" officeooo:paragraph-rsid="0004d01e" style:font-size-asian="20pt" style:font-weight-asian="bold" style:font-size-complex="15.5pt"/>
    </style:style>
    <style:style style:name="P68" style:family="paragraph" style:parent-style-name="Standard">
      <style:paragraph-properties fo:line-height="95%"/>
      <style:text-properties fo:color="#000000" officeooo:paragraph-rsid="0046cb7d"/>
    </style:style>
    <style:style style:name="P69" style:family="paragraph" style:parent-style-name="Standard">
      <style:paragraph-properties fo:orphans="0" fo:widows="0">
        <style:tab-stops>
          <style:tab-stop style:position="0.84cm"/>
          <style:tab-stop style:position="1.686cm"/>
          <style:tab-stop style:position="2.531cm"/>
          <style:tab-stop style:position="3.378cm"/>
          <style:tab-stop style:position="4.225cm"/>
          <style:tab-stop style:position="5.069cm"/>
          <style:tab-stop style:position="5.916cm"/>
          <style:tab-stop style:position="6.759cm"/>
          <style:tab-stop style:position="7.606cm"/>
          <style:tab-stop style:position="8.453cm"/>
          <style:tab-stop style:position="9.297cm"/>
          <style:tab-stop style:position="10.144cm"/>
          <style:tab-stop style:position="10.989cm"/>
          <style:tab-stop style:position="11.836cm"/>
          <style:tab-stop style:position="12.682cm"/>
          <style:tab-stop style:position="13.527cm"/>
          <style:tab-stop style:position="14.374cm"/>
          <style:tab-stop style:position="15.219cm"/>
          <style:tab-stop style:position="16.066cm"/>
          <style:tab-stop style:position="16.912cm"/>
          <style:tab-stop style:position="17.755cm"/>
          <style:tab-stop style:position="18.602cm"/>
          <style:tab-stop style:position="19.447cm"/>
          <style:tab-stop style:position="20.294cm"/>
          <style:tab-stop style:position="21.14cm"/>
          <style:tab-stop style:position="21.985cm"/>
          <style:tab-stop style:position="22.832cm"/>
          <style:tab-stop style:position="23.677cm"/>
          <style:tab-stop style:position="24.523cm"/>
          <style:tab-stop style:position="25.37cm"/>
          <style:tab-stop style:position="26.215cm"/>
          <style:tab-stop style:position="27.062cm"/>
        </style:tab-stops>
      </style:paragraph-properties>
      <style:text-properties fo:color="#000000" style:font-name="Times New Roman" fo:font-size="14pt" style:text-underline-style="solid" style:text-underline-width="auto" style:text-underline-color="font-color" fo:font-weight="bold" officeooo:rsid="003a5d05" officeooo:paragraph-rsid="0046cb7d" style:font-size-asian="14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Times New Roman" fo:font-size="12pt" officeooo:paragraph-rsid="0046cb7d"/>
    </style:style>
    <style:style style:name="P71" style:family="paragraph" style:parent-style-name="Standard">
      <style:paragraph-properties fo:orphans="0" fo:widows="0">
        <style:tab-stops>
          <style:tab-stop style:position="0.84cm"/>
          <style:tab-stop style:position="1.686cm"/>
          <style:tab-stop style:position="2.531cm"/>
          <style:tab-stop style:position="3.378cm"/>
          <style:tab-stop style:position="4.225cm"/>
          <style:tab-stop style:position="5.069cm"/>
          <style:tab-stop style:position="5.916cm"/>
          <style:tab-stop style:position="6.759cm"/>
          <style:tab-stop style:position="7.606cm"/>
          <style:tab-stop style:position="8.453cm"/>
          <style:tab-stop style:position="9.297cm"/>
          <style:tab-stop style:position="10.144cm"/>
          <style:tab-stop style:position="10.989cm"/>
          <style:tab-stop style:position="11.836cm"/>
          <style:tab-stop style:position="12.682cm"/>
          <style:tab-stop style:position="13.527cm"/>
          <style:tab-stop style:position="14.374cm"/>
          <style:tab-stop style:position="15.219cm"/>
          <style:tab-stop style:position="16.066cm"/>
          <style:tab-stop style:position="16.912cm"/>
          <style:tab-stop style:position="17.755cm"/>
          <style:tab-stop style:position="18.602cm"/>
          <style:tab-stop style:position="19.447cm"/>
          <style:tab-stop style:position="20.294cm"/>
          <style:tab-stop style:position="21.14cm"/>
          <style:tab-stop style:position="21.985cm"/>
          <style:tab-stop style:position="22.832cm"/>
          <style:tab-stop style:position="23.677cm"/>
          <style:tab-stop style:position="24.523cm"/>
          <style:tab-stop style:position="25.37cm"/>
          <style:tab-stop style:position="26.215cm"/>
          <style:tab-stop style:position="27.062cm"/>
        </style:tab-stops>
      </style:paragraph-properties>
      <style:text-properties fo:color="#000000" style:font-name="Times New Roman" fo:font-size="12pt" fo:letter-spacing="-0.007cm" style:text-underline-style="solid" style:text-underline-width="auto" style:text-underline-color="font-color" fo:font-weight="bold" officeooo:paragraph-rsid="0046cb7d" style:font-name-asian="ＭＳ Ｐゴシック" style:font-size-asian="12pt" style:language-asian="ja" style:country-asian="JP" style:font-weight-asian="bold" style:font-size-complex="12pt" style:font-weight-complex="bold"/>
    </style:style>
    <style:style style:name="P72" style:family="paragraph" style:parent-style-name="Standard">
      <style:paragraph-properties fo:orphans="0" fo:widows="0">
        <style:tab-stops>
          <style:tab-stop style:position="0.84cm"/>
          <style:tab-stop style:position="1.686cm"/>
          <style:tab-stop style:position="2.531cm"/>
          <style:tab-stop style:position="3.378cm"/>
          <style:tab-stop style:position="4.225cm"/>
          <style:tab-stop style:position="5.069cm"/>
          <style:tab-stop style:position="5.916cm"/>
          <style:tab-stop style:position="6.759cm"/>
          <style:tab-stop style:position="7.606cm"/>
          <style:tab-stop style:position="8.453cm"/>
          <style:tab-stop style:position="9.297cm"/>
          <style:tab-stop style:position="10.144cm"/>
          <style:tab-stop style:position="10.989cm"/>
          <style:tab-stop style:position="11.836cm"/>
          <style:tab-stop style:position="12.682cm"/>
          <style:tab-stop style:position="13.527cm"/>
          <style:tab-stop style:position="14.374cm"/>
          <style:tab-stop style:position="15.219cm"/>
          <style:tab-stop style:position="16.066cm"/>
          <style:tab-stop style:position="16.912cm"/>
          <style:tab-stop style:position="17.755cm"/>
          <style:tab-stop style:position="18.602cm"/>
          <style:tab-stop style:position="19.447cm"/>
          <style:tab-stop style:position="20.294cm"/>
          <style:tab-stop style:position="21.14cm"/>
          <style:tab-stop style:position="21.985cm"/>
          <style:tab-stop style:position="22.832cm"/>
          <style:tab-stop style:position="23.677cm"/>
          <style:tab-stop style:position="24.523cm"/>
          <style:tab-stop style:position="25.37cm"/>
          <style:tab-stop style:position="26.215cm"/>
          <style:tab-stop style:position="27.062cm"/>
        </style:tab-stops>
      </style:paragraph-properties>
      <style:text-properties fo:color="#000000" style:font-name="Times New Roman" fo:font-size="11pt" fo:letter-spacing="-0.007cm" style:text-underline-style="solid" style:text-underline-width="auto" style:text-underline-color="font-color" fo:font-weight="bold" officeooo:paragraph-rsid="0046cb7d" style:font-size-asian="11pt" style:language-asian="ja" style:country-asian="JP" style:font-weight-asian="bold" style:font-size-complex="11pt" style:font-weight-complex="bold"/>
    </style:style>
    <style:style style:name="P73" style:family="paragraph" style:parent-style-name="Standard">
      <style:paragraph-properties fo:margin-left="0cm" fo:margin-right="0cm" fo:line-height="95%" fo:text-indent="0cm" style:auto-text-indent="false"/>
      <style:text-properties fo:color="#000000" style:font-name="Times New Roman" fo:font-size="12pt" officeooo:paragraph-rsid="0046cb7d" style:font-name-asian="Times New Roman" style:font-size-asian="12pt" style:font-size-complex="12pt"/>
    </style:style>
    <style:style style:name="P74" style:family="paragraph" style:parent-style-name="Standard">
      <style:paragraph-properties fo:margin-left="0cm" fo:margin-right="0cm" fo:margin-top="0.106cm" fo:margin-bottom="0.106cm" loext:contextual-spacing="false" fo:line-height="95%" fo:text-indent="0cm" style:auto-text-indent="false"/>
      <style:text-properties fo:color="#000000" style:font-name="Times New Roman" fo:font-size="12pt" fo:font-style="normal" officeooo:paragraph-rsid="0046cb7d" style:font-name-asian="Times New Roman" style:font-size-asian="12pt" style:font-size-complex="12pt"/>
    </style:style>
    <style:style style:name="P75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officeooo:paragraph-rsid="0046cb7d"/>
    </style:style>
    <style:style style:name="P76" style:family="paragraph" style:parent-style-name="Standard">
      <style:paragraph-properties fo:margin-top="0.212cm" fo:margin-bottom="0cm" loext:contextual-spacing="false" fo:line-height="95%">
        <style:tab-stops>
          <style:tab-stop style:position="19.05cm" style:type="right"/>
        </style:tab-stops>
      </style:paragraph-properties>
      <style:text-properties fo:color="#000000" style:font-name="Times New Roman" fo:font-size="12pt" officeooo:rsid="001678ac" officeooo:paragraph-rsid="0046cb7d" style:font-name-asian="Times New Roman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ＭＳ ゴシック" style:language-asian="ja" style:country-asian="JP"/>
    </style:style>
    <style:style style:name="T3" style:family="text">
      <style:text-properties style:font-name="Times New Roman" style:font-name-asian="ＭＳ ゴシック" style:language-asian="ja" style:country-asian="JP" style:font-size-complex="12pt"/>
    </style:style>
    <style:style style:name="T4" style:family="text">
      <style:text-properties style:font-name="Times New Roman" officeooo:rsid="0006271b" style:font-name-asian="ＭＳ ゴシック" style:language-asian="ja" style:country-asian="JP" style:font-size-complex="12pt"/>
    </style:style>
    <style:style style:name="T5" style:family="text">
      <style:text-properties style:font-name="Times New Roman" officeooo:rsid="003a5d05" style:font-name-asian="ＭＳ ゴシック" style:language-asian="ja" style:country-asian="JP" style:font-size-complex="12pt"/>
    </style:style>
    <style:style style:name="T6" style:family="text">
      <style:text-properties style:font-name="Times New Roman" officeooo:rsid="0046cb7d" style:font-name-asian="ＭＳ ゴシック" style:language-asian="ja" style:country-asian="JP" style:font-size-complex="12pt"/>
    </style:style>
    <style:style style:name="T7" style:family="text">
      <style:text-properties style:font-name="Times New Roman" officeooo:rsid="0006271b" style:font-name-asian="ＭＳ ゴシック" style:language-asian="ja" style:country-asian="JP"/>
    </style:style>
    <style:style style:name="T8" style:family="text">
      <style:text-properties style:font-name="Times New Roman" fo:font-weight="bold" style:language-asian="ja" style:country-asian="JP" style:font-weight-asian="bold"/>
    </style:style>
    <style:style style:name="T9" style:family="text">
      <style:text-properties style:font-name="Times New Roman" fo:font-weight="bold" officeooo:rsid="0004d01e" style:language-asian="ja" style:country-asian="JP" style:font-weight-asian="bold"/>
    </style:style>
    <style:style style:name="T10" style:family="text">
      <style:text-properties style:font-name="Times New Roman" fo:font-weight="bold" style:font-name-asian="ＭＳ ゴシック" style:language-asian="ja" style:country-asian="JP" style:font-weight-asian="bold" style:font-size-complex="12pt" style:font-weight-complex="bold"/>
    </style:style>
    <style:style style:name="T11" style:family="text">
      <style:text-properties style:font-name="Times New Roman" fo:font-weight="bold" officeooo:rsid="00064060" style:font-name-asian="ＭＳ ゴシック" style:language-asian="ja" style:country-asian="JP" style:font-weight-asian="bold" style:font-size-complex="12pt" style:font-weight-complex="bold"/>
    </style:style>
    <style:style style:name="T12" style:family="text">
      <style:text-properties style:font-name="Times New Roman" fo:font-weight="bold" style:font-name-asian="Times New Roman" style:font-size-asian="12pt" style:font-weight-asian="bold" style:font-size-complex="12pt"/>
    </style:style>
    <style:style style:name="T13" style:family="text">
      <style:text-properties style:font-name="Times New Roman" fo:font-weight="bold" officeooo:rsid="00345c6e" style:font-name-asian="Times New Roman" style:font-size-asian="12pt" style:language-asian="ja" style:country-asian="JP" style:font-weight-asian="bold" style:font-size-complex="12pt"/>
    </style:style>
    <style:style style:name="T14" style:family="text">
      <style:text-properties style:font-name="Times New Roman" fo:font-size="14pt" style:text-underline-style="none" fo:font-weight="bold" style:font-size-asian="14pt" style:font-weight-asian="bold" style:font-size-complex="14pt"/>
    </style:style>
    <style:style style:name="T15" style:family="text">
      <style:text-properties style:font-name="Times New Roman" fo:font-size="14pt" style:text-underline-style="none" fo:font-weight="bold" style:font-size-asian="14pt" style:language-asian="ja" style:country-asian="JP" style:font-weight-asian="bold" style:font-size-complex="14pt"/>
    </style:style>
    <style:style style:name="T16" style:family="text">
      <style:text-properties style:font-name="Times New Roman" fo:font-weight="normal" style:font-name-asian="ＭＳ ゴシック" style:language-asian="ja" style:country-asian="JP" style:font-weight-asian="normal" style:font-size-complex="12pt" style:font-weight-complex="normal"/>
    </style:style>
    <style:style style:name="T17" style:family="text">
      <style:text-properties style:font-name="Times New Roman" fo:font-weight="normal" officeooo:rsid="00064060" style:font-name-asian="ＭＳ ゴシック" style:language-asian="ja" style:country-asian="JP" style:font-weight-asian="normal" style:font-size-complex="12pt" style:font-weight-complex="normal"/>
    </style:style>
    <style:style style:name="T18" style:family="text">
      <style:text-properties style:font-name="Times New Roman" fo:font-weight="normal" officeooo:rsid="00077d97" style:font-name-asian="ＭＳ ゴシック" style:language-asian="ja" style:country-asian="JP" style:font-weight-asian="normal" style:font-size-complex="12pt" style:font-weight-complex="normal"/>
    </style:style>
    <style:style style:name="T19" style:family="text">
      <style:text-properties style:font-name="Times New Roman" fo:font-weight="normal" officeooo:rsid="00120969" style:font-name-asian="ＭＳ ゴシック" style:language-asian="ja" style:country-asian="JP" style:font-weight-asian="normal" style:font-size-complex="12pt" style:font-weight-complex="normal"/>
    </style:style>
    <style:style style:name="T20" style:family="text">
      <style:text-properties style:font-name="Times New Roman" fo:font-weight="normal" officeooo:rsid="001678ac" style:font-name-asian="Times New Roman" style:font-weight-asian="normal" style:font-weight-complex="normal"/>
    </style:style>
    <style:style style:name="T21" style:family="text">
      <style:text-properties style:font-name="Times New Roman" style:font-name-asian="Times New Roman"/>
    </style:style>
    <style:style style:name="T22" style:family="text">
      <style:text-properties style:font-name="Times New Roman" style:font-name-asian="Times New Roman" style:language-asian="ja" style:country-asian="JP"/>
    </style:style>
    <style:style style:name="T23" style:family="text">
      <style:text-properties style:font-name="Times New Roman" officeooo:rsid="0006656c" style:font-name-asian="Times New Roman" style:language-asian="ja" style:country-asian="JP"/>
    </style:style>
    <style:style style:name="T24" style:family="text">
      <style:text-properties style:font-name="Times New Roman" officeooo:rsid="001678ac" style:font-name-asian="Times New Roman"/>
    </style:style>
    <style:style style:name="T25" style:family="text">
      <style:text-properties style:font-name="Times New Roman" fo:font-size="13pt" fo:font-weight="bold" style:font-name-asian="Times New Roman" style:font-size-asian="13pt" style:font-weight-asian="bold" style:font-size-complex="13pt"/>
    </style:style>
    <style:style style:name="T26" style:family="text">
      <style:text-properties fo:color="#000000" style:font-name="Times New Roman" fo:font-size="14pt" style:text-underline-style="none" fo:font-weight="bold" style:font-size-asian="14pt" style:font-weight-asian="bold" style:font-size-complex="14pt"/>
    </style:style>
    <style:style style:name="T27" style:family="text">
      <style:text-properties fo:color="#000000" style:font-name="Times New Roman" fo:font-size="14pt" style:text-underline-style="none" fo:font-weight="bold" officeooo:rsid="0004d01e" style:font-size-asian="14pt" style:font-weight-asian="bold" style:font-size-complex="14pt"/>
    </style:style>
    <style:style style:name="T28" style:family="text">
      <style:text-properties fo:color="#000000" style:font-name="Times New Roman" fo:font-size="14pt" style:text-underline-style="none" fo:font-weight="bold" style:font-size-asian="14pt" style:language-asian="ja" style:country-asian="JP" style:font-weight-asian="bold" style:font-size-complex="14pt"/>
    </style:style>
    <style:style style:name="T29" style:family="text">
      <style:text-properties fo:color="#000000" style:font-name="Times New Roman" fo:font-size="14pt" style:text-underline-style="none" fo:font-weight="bold" officeooo:rsid="0004d01e" style:font-size-asian="14pt" style:language-asian="ja" style:country-asian="JP" style:font-weight-asian="bold" style:font-size-complex="14pt"/>
    </style:style>
    <style:style style:name="T30" style:family="text">
      <style:text-properties fo:color="#000000" style:font-name="Times New Roman" fo:font-size="14pt" style:text-underline-style="none" fo:font-weight="bold" officeooo:rsid="0023a15d" style:font-size-asian="14pt" style:language-asian="ja" style:country-asian="JP" style:font-weight-asian="bold" style:font-size-complex="14pt"/>
    </style:style>
    <style:style style:name="T31" style:family="text">
      <style:text-properties fo:color="#000000" style:font-name="Times New Roman" fo:font-size="12pt" fo:font-weight="bold" style:font-name-asian="Times New Roman" style:font-size-asian="12pt" style:font-weight-asian="bold" style:font-size-complex="12pt"/>
    </style:style>
    <style:style style:name="T32" style:family="text">
      <style:text-properties fo:color="#000000" style:font-name="Times New Roman" fo:font-size="13pt" fo:font-weight="bold" style:font-name-asian="Times New Roman" style:font-size-asian="13pt" style:font-weight-asian="bold" style:font-size-complex="13pt"/>
    </style:style>
    <style:style style:name="T33" style:family="text">
      <style:text-properties fo:color="#000000" style:font-name="Times New Roman" fo:font-size="11pt" fo:letter-spacing="-0.007cm" style:text-underline-style="solid" style:text-underline-width="auto" style:text-underline-color="font-color" fo:font-weight="bold" style:font-size-asian="11pt" style:language-asian="ja" style:country-asian="JP" style:font-weight-asian="bold" style:font-size-complex="11pt" style:font-weight-complex="bold"/>
    </style:style>
    <style:style style:name="T34" style:family="text">
      <style:text-properties fo:font-variant="normal" fo:text-transform="none" style:font-name="Times New Roman" fo:font-size="12pt" fo:letter-spacing="normal" fo:font-style="normal" fo:font-weight="normal" officeooo:rsid="00064060" style:font-name-asian="ＭＳ ゴシック" style:language-asian="ja" style:country-asian="JP" style:font-weight-asian="normal" style:font-size-complex="12pt" style:font-weight-complex="normal"/>
    </style:style>
    <style:style style:name="T35" style:family="text">
      <style:text-properties fo:font-variant="normal" fo:text-transform="none" style:font-name="Times New Roman" fo:letter-spacing="normal" fo:font-style="normal"/>
    </style:style>
    <style:style style:name="T36" style:family="text">
      <style:text-properties fo:font-variant="normal" fo:text-transform="none" style:font-name="Times New Roman" fo:letter-spacing="normal" fo:font-style="normal" fo:font-weight="bold" officeooo:rsid="00357f20" style:font-name-asian="Times New Roman" style:font-size-asian="12pt" style:font-weight-asian="bold" style:font-size-complex="12pt" style:font-weight-complex="normal"/>
    </style:style>
    <style:style style:name="T37" style:family="text">
      <style:text-properties fo:font-variant="normal" fo:text-transform="none" style:font-name="Times New Roman" fo:letter-spacing="normal" fo:font-style="normal" fo:font-weight="normal" style:font-name-asian="Times New Roman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Times New Roman" fo:letter-spacing="normal" fo:font-style="normal" fo:font-weight="normal" officeooo:rsid="00357f20" style:font-name-asian="Times New Roman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Times New Roman" fo:letter-spacing="normal" fo:font-style="normal" fo:font-weight="normal" officeooo:rsid="0026c953" style:font-name-asian="Times New Roman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Times New Roman" fo:letter-spacing="normal" fo:font-style="normal" style:text-underline-style="none" fo:font-weight="normal" officeooo:rsid="003a5d05" style:font-name-asian="ＭＳ Ｐゴシック" style:font-size-asian="12pt" style:language-asian="ja" style:country-asian="JP" style:font-weight-asian="normal" style:font-size-complex="12pt" style:font-weight-complex="normal"/>
    </style:style>
    <style:style style:name="T41" style:family="text">
      <style:text-properties fo:font-variant="normal" fo:text-transform="none" fo:color="#24292e" style:font-name="Times New Roman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4292e" style:font-name="Times New Roman" fo:letter-spacing="normal" fo:font-style="normal" style:text-underline-style="none" fo:font-weight="normal" officeooo:rsid="003a5d05" style:font-name-asian="ＭＳ Ｐゴシック" style:font-size-asian="12pt" style:language-asian="ja" style:country-asian="JP" style:font-weight-asian="normal" style:font-size-complex="12pt" style:font-weight-complex="normal"/>
    </style:style>
    <style:style style:name="T43" style:family="text">
      <style:text-properties fo:font-variant="normal" fo:text-transform="none" fo:color="#24292e" style:font-name="Times New Roman" fo:letter-spacing="normal" fo:font-style="normal" fo:font-weight="normal" style:font-name-asian="Times New Roman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4292e" style:font-name="Times New Roman" fo:font-size="13pt" fo:letter-spacing="normal" fo:font-style="normal" fo:font-weight="bold" style:font-name-asian="Times New Roman" style:font-size-asian="13pt" style:language-asian="ja" style:country-asian="JP" style:font-size-complex="13pt"/>
    </style:style>
    <style:style style:name="T45" style:family="text">
      <style:text-properties fo:font-variant="normal" fo:text-transform="none" fo:color="#24292e" style:font-name="Times New Roman" fo:font-size="13pt" fo:letter-spacing="normal" fo:font-style="normal" fo:font-weight="bold" officeooo:rsid="00345c6e" style:font-name-asian="Times New Roman" style:font-size-asian="13pt" style:language-asian="ja" style:country-asian="JP" style:font-size-complex="13pt"/>
    </style:style>
    <style:style style:name="T46" style:family="text">
      <style:text-properties fo:font-variant="normal" fo:text-transform="none" fo:color="#24292e" style:font-name="Times New Roman" fo:font-size="13pt" fo:letter-spacing="normal" fo:font-style="normal" fo:font-weight="bold" style:font-name-asian="Times New Roman" style:font-size-asian="13pt" style:language-asian="ja" style:country-asian="JP" style:font-weight-asian="bold" style:font-size-complex="13pt"/>
    </style:style>
    <style:style style:name="T47" style:family="text">
      <style:text-properties fo:font-variant="normal" fo:text-transform="none" fo:color="#24292e" style:font-name="Times New Roman" fo:font-size="13pt" fo:letter-spacing="normal" fo:font-style="normal" fo:font-weight="bold" officeooo:rsid="00138b50" style:font-name-asian="Times New Roman" style:font-size-asian="13pt" style:language-asian="ja" style:country-asian="JP" style:font-style-asian="normal" style:font-size-complex="13pt" style:font-style-complex="normal"/>
    </style:style>
    <style:style style:name="T48" style:family="text">
      <style:text-properties fo:font-variant="normal" fo:text-transform="none" fo:color="#24292e" style:font-name="Times New Roman" fo:font-size="13pt" fo:letter-spacing="normal" fo:font-style="normal" fo:font-weight="bold" style:font-name-asian="Times New Roman" style:font-size-asian="13pt" style:font-size-complex="13pt"/>
    </style:style>
    <style:style style:name="T49" style:family="text">
      <style:text-properties fo:font-variant="normal" fo:text-transform="none" fo:color="#24292e" style:font-name="Times New Roman" fo:font-size="13pt" fo:letter-spacing="normal" fo:font-style="normal" fo:font-weight="bold" officeooo:rsid="003eef23" style:font-name-asian="Times New Roman" style:font-size-asian="13pt" style:font-size-complex="13pt"/>
    </style:style>
    <style:style style:name="T50" style:family="text">
      <style:text-properties fo:font-variant="normal" fo:text-transform="none" fo:color="#24292e" fo:letter-spacing="normal" fo:font-weight="normal" officeooo:rsid="000c23ce" style:language-asian="ja" style:country-asian="JP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24292e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4292e" fo:letter-spacing="normal" fo:font-style="normal" style:text-underline-style="none" fo:font-weight="normal" officeooo:rsid="003a5d05" style:font-name-asian="ＭＳ Ｐゴシック" style:font-size-asian="12pt" style:language-asian="ja" style:country-asian="JP" style:font-weight-asian="normal" style:font-size-complex="12pt" style:font-weight-complex="normal"/>
    </style:style>
    <style:style style:name="T53" style:family="text">
      <style:text-properties fo:font-variant="normal" fo:text-transform="none" fo:color="#24292e" fo:font-size="13pt" fo:letter-spacing="normal" fo:font-style="normal" fo:font-weight="bold" style:font-size-asian="13pt" style:font-size-complex="13pt"/>
    </style:style>
    <style:style style:name="T54" style:family="text">
      <style:text-properties fo:font-variant="normal" fo:text-transform="none" fo:color="#24292e" fo:letter-spacing="-0.007cm" fo:font-weight="normal" style:language-asian="ja" style:country-asian="JP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24292e" fo:letter-spacing="-0.007cm" fo:font-weight="normal" officeooo:rsid="0006271b" style:language-asian="ja" style:country-asian="JP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24292e" fo:letter-spacing="-0.007cm" fo:font-weight="normal" officeooo:rsid="00077d97" style:language-asian="ja" style:country-asian="JP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24292e" fo:letter-spacing="-0.007cm" fo:font-weight="normal" officeooo:rsid="00138b50" style:language-asian="ja" style:country-asian="JP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24292e" fo:letter-spacing="-0.007cm" fo:font-weight="normal" style:language-asian="ja" style:country-asian="JP" style:font-weight-asian="normal" style:font-weight-complex="normal"/>
    </style:style>
    <style:style style:name="T59" style:family="text">
      <style:text-properties fo:font-variant="normal" fo:text-transform="none" fo:color="#24292e" fo:letter-spacing="-0.007cm" fo:font-weight="normal" officeooo:rsid="00109c8c" style:language-asian="ja" style:country-asian="JP" style:font-weight-asian="normal" style:font-weight-complex="normal"/>
    </style:style>
    <style:style style:name="T60" style:family="text">
      <style:text-properties fo:font-variant="normal" fo:text-transform="none" fo:color="#24292e" fo:letter-spacing="-0.007cm" fo:font-weight="normal" officeooo:rsid="00185f38" style:language-asian="ja" style:country-asian="JP" style:font-weight-asian="normal" style:font-weight-complex="normal"/>
    </style:style>
    <style:style style:name="T61" style:family="text">
      <style:text-properties fo:font-variant="normal" fo:text-transform="none" fo:color="#24292e" fo:letter-spacing="-0.007cm" fo:font-style="normal" fo:font-weight="normal" officeooo:rsid="0026c953" style:language-asian="ja" style:country-asian="JP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24292e" fo:letter-spacing="-0.007cm" fo:font-style="normal" fo:font-weight="normal" officeooo:rsid="00109c8c" style:language-asian="ja" style:country-asian="JP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24292e" fo:letter-spacing="-0.007cm" fo:font-style="normal" fo:font-weight="normal" officeooo:rsid="000f84ef" style:language-asian="ja" style:country-asian="JP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24292e" fo:letter-spacing="-0.007cm" fo:font-style="normal" fo:font-weight="normal" officeooo:rsid="0006271b" style:language-asian="ja" style:country-asian="JP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24292e" fo:letter-spacing="-0.007cm" fo:font-style="normal" fo:font-weight="normal" officeooo:rsid="003eef23" style:language-asian="ja" style:country-asian="JP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24292e" fo:letter-spacing="-0.007cm" fo:font-style="normal" fo:font-weight="normal" officeooo:rsid="0046cb7d" style:language-asian="ja" style:country-asian="JP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letter-spacing="-0.007cm" fo:font-weight="normal" style:language-asian="ja" style:country-asian="JP" style:font-weight-asian="normal" style:font-weight-complex="normal"/>
    </style:style>
    <style:style style:name="T68" style:family="text">
      <style:text-properties fo:font-variant="normal" fo:text-transform="none" fo:letter-spacing="-0.007cm" fo:font-weight="normal" officeooo:rsid="0006271b" style:language-asian="ja" style:country-asian="JP" style:font-weight-asian="normal" style:font-weight-complex="normal"/>
    </style:style>
    <style:style style:name="T69" style:family="text">
      <style:text-properties fo:font-variant="normal" fo:text-transform="none" fo:letter-spacing="-0.007cm" fo:font-weight="normal" style:language-asian="ja" style:country-asian="JP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letter-spacing="-0.007cm" fo:font-weight="normal" officeooo:rsid="0006271b" style:language-asian="ja" style:country-asian="JP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letter-spacing="-0.007cm" fo:font-weight="normal" officeooo:rsid="000f84ef" style:language-asian="ja" style:country-asian="JP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letter-spacing="-0.007cm" fo:font-style="normal" fo:font-weight="normal" officeooo:rsid="0006271b" style:language-asian="ja" style:country-asian="JP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letter-spacing="-0.007cm" fo:font-weight="bold" officeooo:rsid="000f84ef" style:language-asian="ja" style:country-asian="JP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color="#000000" style:font-name="Times New Roman" fo:font-size="12pt" fo:letter-spacing="normal" fo:font-style="normal" fo:font-weight="normal" officeooo:rsid="00357f20" style:font-name-asian="Times New Roman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Times New Roman" fo:font-size="12pt" fo:letter-spacing="normal" fo:font-style="normal" fo:font-weight="normal" officeooo:rsid="0046cb7d" style:font-name-asian="Times New Roman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bold" officeooo:rsid="003a5d05" style:font-name-asian="Times New Roman" style:font-size-asian="13pt" style:font-weight-asian="bold" style:font-size-complex="13pt" style:font-weight-complex="bold"/>
    </style:style>
    <style:style style:name="T77" style:family="text">
      <style:text-properties fo:font-variant="normal" fo:text-transform="none" fo:letter-spacing="normal" fo:font-style="normal" style:text-underline-style="none" fo:font-weight="normal" officeooo:rsid="0046cb7d" style:font-name-asian="ＭＳ Ｐゴシック" style:font-size-asian="12pt" style:language-asian="ja" style:country-asian="JP" style:font-weight-asian="normal" style:font-size-complex="12pt" style:font-weight-complex="normal"/>
    </style:style>
    <style:style style:name="T78" style:family="text">
      <style:text-properties fo:font-variant="normal" fo:text-transform="none" fo:letter-spacing="normal" fo:font-style="normal" style:text-underline-style="none" fo:font-weight="normal" officeooo:rsid="003a5d05" style:font-name-asian="ＭＳ Ｐゴシック" style:font-size-asian="12pt" style:language-asian="ja" style:country-asian="JP" style:font-weight-asian="normal" style:font-size-complex="12pt" style:font-weight-complex="normal"/>
    </style:style>
    <style:style style:name="T79" style:family="text">
      <style:text-properties fo:font-variant="normal" fo:text-transform="none" fo:color="#0366d6" style:font-name="apple-system" fo:font-size="11.1000003814697pt" fo:letter-spacing="normal" fo:font-style="normal" fo:font-weight="bold" fo:background-color="transparent" loext:char-shading-value="0"/>
    </style:style>
    <style:style style:name="T80" style:family="text">
      <style:text-properties fo:font-weight="bold" style:font-weight-asian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3eef23" style:font-weight-asian="bold"/>
    </style:style>
    <style:style style:name="T83" style:family="text">
      <style:text-properties fo:font-weight="bold" style:language-asian="ja" style:country-asian="JP" style:font-style-asian="normal" style:font-weight-asian="bold" style:font-style-complex="normal" style:font-weight-complex="bold"/>
    </style:style>
    <style:style style:name="T84" style:family="text">
      <style:text-properties fo:font-weight="bold" officeooo:rsid="0006656c" style:language-asian="ja" style:country-asian="JP" style:font-style-asian="normal" style:font-weight-asian="bold" style:font-style-complex="normal" style:font-weight-complex="bold"/>
    </style:style>
    <style:style style:name="T85" style:family="text">
      <style:text-properties fo:font-weight="bold" officeooo:rsid="003a5d05" style:font-name-asian="ＭＳ Ｐゴシック" style:font-size-asian="12pt" style:language-asian="ja" style:country-asian="JP" style:font-weight-asian="bold" style:font-size-complex="12pt" style:font-weight-complex="bold"/>
    </style:style>
    <style:style style:name="T86" style:family="text">
      <style:text-properties style:language-asian="ja" style:country-asian="JP"/>
    </style:style>
    <style:style style:name="T87" style:family="text">
      <style:text-properties officeooo:rsid="0006656c" style:language-asian="ja" style:country-asian="JP"/>
    </style:style>
    <style:style style:name="T88" style:family="text">
      <style:text-properties fo:letter-spacing="-0.007cm" fo:font-weight="normal" style:language-asian="ja" style:country-asian="JP" style:font-weight-asian="normal" style:font-weight-complex="normal"/>
    </style:style>
    <style:style style:name="T89" style:family="text">
      <style:text-properties fo:letter-spacing="-0.007cm" fo:font-weight="normal" officeooo:rsid="0006656c" style:language-asian="ja" style:country-asian="JP" style:font-weight-asian="normal" style:font-weight-complex="normal"/>
    </style:style>
    <style:style style:name="T90" style:family="text">
      <style:text-properties fo:letter-spacing="-0.007cm" fo:font-weight="normal" style:language-asian="ja" style:country-asian="JP" style:font-style-asian="normal" style:font-weight-asian="normal" style:font-style-complex="normal" style:font-weight-complex="normal"/>
    </style:style>
    <style:style style:name="T91" style:family="text">
      <style:text-properties fo:letter-spacing="-0.007cm" fo:font-weight="normal" officeooo:rsid="000f84ef" style:language-asian="ja" style:country-asian="JP" style:font-style-asian="normal" style:font-weight-asian="normal" style:font-style-complex="normal" style:font-weight-complex="normal"/>
    </style:style>
    <style:style style:name="T92" style:family="text">
      <style:text-properties fo:letter-spacing="-0.007cm" fo:font-weight="bold" style:language-asian="ja" style:country-asian="JP" style:font-weight-asian="bold" style:font-weight-complex="bold"/>
    </style:style>
    <style:style style:name="T93" style:family="text">
      <style:text-properties fo:letter-spacing="-0.007cm" fo:font-weight="bold" officeooo:rsid="0026c953" style:language-asian="ja" style:country-asian="JP" style:font-weight-asian="bold" style:font-weight-complex="bold"/>
    </style:style>
    <style:style style:name="T94" style:family="text">
      <style:text-properties fo:letter-spacing="-0.007cm" fo:font-weight="bold" style:language-asian="ja" style:country-asian="JP" style:font-style-asian="normal" style:font-weight-asian="bold" style:font-style-complex="normal" style:font-weight-complex="bold"/>
    </style:style>
    <style:style style:name="T95" style:family="text">
      <style:text-properties fo:letter-spacing="-0.007cm" fo:font-weight="bold" officeooo:rsid="000f84ef" style:language-asian="ja" style:country-asian="JP" style:font-style-asian="normal" style:font-weight-asian="bold" style:font-style-complex="normal" style:font-weight-complex="bold"/>
    </style:style>
    <style:style style:name="T96" style:family="text">
      <style:text-properties fo:letter-spacing="-0.007cm" fo:font-style="normal" fo:font-weight="normal" officeooo:rsid="00138b50" style:language-asian="ja" style:country-asian="JP" style:font-style-asian="normal" style:font-weight-asian="normal" style:font-style-complex="normal" style:font-weight-complex="normal"/>
    </style:style>
    <style:style style:name="T97" style:family="text">
      <style:text-properties fo:letter-spacing="-0.007cm" fo:font-style="normal" fo:font-weight="normal" officeooo:rsid="0026c953" style:language-asian="ja" style:country-asian="JP" style:font-style-asian="normal" style:font-weight-asian="normal" style:font-style-complex="normal" style:font-weight-complex="normal"/>
    </style:style>
    <style:style style:name="T98" style:family="text">
      <style:text-properties fo:letter-spacing="-0.007cm" fo:font-style="normal" fo:font-weight="normal" officeooo:rsid="000f84ef" style:language-asian="ja" style:country-asian="JP" style:font-style-asian="normal" style:font-weight-asian="normal" style:font-style-complex="normal" style:font-weight-complex="normal"/>
    </style:style>
    <style:style style:name="T99" style:family="text">
      <style:text-properties fo:letter-spacing="-0.007cm" fo:font-style="normal" fo:font-weight="normal" officeooo:rsid="0046cb7d" style:language-asian="ja" style:country-asian="JP" style:font-style-asian="normal" style:font-weight-asian="normal" style:font-style-complex="normal" style:font-weight-complex="normal"/>
    </style:style>
    <style:style style:name="T100" style:family="text">
      <style:text-properties fo:letter-spacing="-0.007cm" fo:font-style="normal" fo:font-weight="bold" officeooo:rsid="0026c953" style:language-asian="ja" style:country-asian="JP" style:font-style-asian="normal" style:font-weight-asian="bold" style:font-style-complex="normal" style:font-weight-complex="bold"/>
    </style:style>
    <style:style style:name="T101" style:family="text">
      <style:text-properties fo:letter-spacing="-0.007cm" fo:font-style="normal" fo:font-weight="bold" officeooo:rsid="000f84ef" style:language-asian="ja" style:country-asian="JP" style:font-style-asian="normal" style:font-weight-asian="bold" style:font-style-complex="normal" style:font-weight-complex="bold"/>
    </style:style>
    <style:style style:name="T102" style:family="text">
      <style:text-properties fo:letter-spacing="-0.007cm" fo:font-style="normal" fo:font-weight="bold" officeooo:rsid="0046cb7d" style:language-asian="ja" style:country-asian="JP" style:font-style-asian="normal" style:font-weight-asian="bold" style:font-style-complex="normal" style:font-weight-complex="bold"/>
    </style:style>
    <style:style style:name="T103" style:family="text">
      <style:text-properties style:text-underline-style="none" fo:font-weight="normal" officeooo:rsid="003a5d05" style:font-name-asian="ＭＳ Ｐゴシック" style:font-size-asian="12pt" style:language-asian="ja" style:country-asian="JP" style:font-weight-asian="normal" style:font-size-complex="12pt" style:font-weight-complex="normal"/>
    </style:style>
    <style:style style:name="T104" style:family="text">
      <style:text-properties officeooo:rsid="003a5d05" style:font-name-asian="ＭＳ Ｐゴシック" style:font-size-asian="12pt" style:language-asian="ja" style:country-asian="JP" style:font-size-complex="12pt"/>
    </style:style>
    <style:style style:name="T105" style:family="text">
      <style:text-properties officeooo:rsid="0046cb7d"/>
    </style:style>
  </office:automatic-styles>
  <office:body>
    <office:text text:use-soft-page-breaks="true">
      <office:forms form:automatic-focus="false" form:apply-design-mode="false">
        <form:form form:name="フォーム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Daisuke Sonoda</text:p>
      <text:p text:style-name="P34"/>
      <text:p text:style-name="P46"><text:span text:style-name="T9">Meguro</text:span><text:span text:style-name="T8">-ku Tokyo, JAPAN</text:span></text:p>
      <text:p text:style-name="P31"><text:span text:style-name="T27">E-mail</text:span><text:span text:style-name="T26">: </text:span><text:a xlink:type="simple" xlink:href="mailto:dksonoda@gmail.com" text:style-name="Internet_20_link" text:visited-style-name="Visited_20_Internet_20_Link"><text:span text:style-name="T29">dksonoda</text:span></text:a><text:span text:style-name="T30">@gmail.com</text:span><text:span text:style-name="T28"> </text:span><text:span text:style-name="T29">Github: https://github.com/dsonoda</text:span></text:p>
      <text:p text:style-name="P32"/>
      <text:p text:style-name="P49">SUMMARY</text:p>
      <text:p text:style-name="P43"><text:span text:style-name="T4">1</text:span><text:span text:style-name="T6">0</text:span><text:span text:style-name="T4">+</text:span><text:span text:style-name="T3"> years of experience in development of web reservation system and project management.</text:span></text:p>
      <text:p text:style-name="P68"><text:span text:style-name="T6">1 years</text:span><text:span text:style-name="T4"> of e</text:span><text:span text:style-name="T3">xperience in development of data analysis &amp; visualization application </text:span><text:span text:style-name="T4">&amp; </text:span><text:span text:style-name="T3">recommendation engine by machine learning.</text:span></text:p>
      <text:p text:style-name="P35"/>
      <text:p text:style-name="P50"><text:span text:style-name="T7">S</text:span><text:span text:style-name="T2">KILLS</text:span></text:p>
      <text:p text:style-name="P47"><text:span text:style-name="T10">Web development: </text:span><text:span text:style-name="T16">Python / Django / PHP / CakePHP / ZendFramework / MySQL / PostgreSQL / SQL Server / Java / HTML / CSS / JavaScript / jQuery / Bootstrap / D3.js / AWS / Ansible</text:span></text:p>
      <text:p text:style-name="P44"><text:span text:style-name="T11">Data analysis: </text:span><text:span text:style-name="T17">Machine learning (</text:span><text:span text:style-name="T34">Supervised learning</text:span><text:span text:style-name="T17">) / </text:span><text:span text:style-name="T19">Data </text:span><text:span text:style-name="T17">visualization</text:span></text:p>
      <text:p text:style-name="P45"><text:span text:style-name="T11">Project management: </text:span><text:span text:style-name="T17">Requirement </text:span><text:span text:style-name="T18">d</text:span><text:span text:style-name="T17">efinition / Database design / Coding / Testing / Operation / Maintenance</text:span></text:p>
      <text:p text:style-name="P48"><text:span text:style-name="T10">Hardware and IOT:</text:span><text:span text:style-name="T3"> Raspberry Pi / Arduino / Processing</text:span></text:p>
      <text:p text:style-name="P33"/>
      <text:p text:style-name="P43"><text:span text:style-name="T15">EXPERIENCE</text:span><text:span text:style-name="T14"> &amp; </text:span><text:span text:style-name="T15">ACCOMPLISHMENTS</text:span></text:p>
      <text:p text:style-name="P38">Main Works: </text:p>
      <table:table table:name="表1" table:style-name="表1">
        <table:table-column table:style-name="表1.A"/>
        <table:table-row table:style-name="表1.1">
          <table:table-cell table:style-name="表1.A1" office:value-type="string">
            <text:p text:style-name="P55"><text:span text:style-name="Strong_20_Emphasis"><text:span text:style-name="T53">Web application having recommender system for real estate</text:span></text:span><text:span text:style-name="T80"> <text:s text:c="24"/></text:span><text:span text:style-name="T82"><text:s text:c="5"/></text:span>October<text:span text:style-name="T86"> 2</text:span>0<text:span text:style-name="T86">1</text:span><text:span text:style-name="T87">7 </text:span>– Present</text:p>
            <text:p text:style-name="P55"/>
            <text:p text:style-name="P9"><text:span text:style-name="T84"><text:s text:c="4"/>S</text:span><text:span text:style-name="T83">ummary: </text:span><text:span text:style-name="T50">Developed the system that recommends and displays serendipity real estate information to users,</text:span></text:p>
            <text:p text:style-name="P20"><text:s text:c="4"/>using user tracking data and site cookie. Generated data for machine learning using the probability </text:p>
            <text:p text:style-name="P20"><text:s text:c="4"/>distribution, since there was not enough data.</text:p>
            <text:p text:style-name="P24"><text:span text:style-name="T90"><text:s text:c="4"/></text:span><text:span text:style-name="T95">Role: </text:span><text:span text:style-name="T59">Project Leader / Project management / Programmer</text:span></text:p>
            <text:p text:style-name="P24"><text:span text:style-name="T94"><text:s text:c="4"/>Project scale: </text:span><text:span text:style-name="T56">1 manager and 2 developers.</text:span></text:p>
            <text:p text:style-name="P24"><text:span text:style-name="T91"><text:s text:c="4"/></text:span><text:span text:style-name="T95">Technology Used: </text:span><text:span text:style-name="T57">Python / Django / PostgreSQL / JavaScript / jQuery / Bootstrap / AWS / Ansible</text:span></text:p>
          </table:table-cell>
        </table:table-row>
      </table:table>
      <text:p text:style-name="P19"/>
      <table:table table:name="表5" table:style-name="表5">
        <table:table-column table:style-name="表5.A"/>
        <table:table-row table:style-name="表5.1">
          <table:table-cell table:style-name="表5.A1" office:value-type="string">
            <text:p text:style-name="P56"><text:span text:style-name="Strong_20_Emphasis"><text:span text:style-name="T44">Web application for medical product sales support through data analysis</text:span></text:span><text:span text:style-name="Strong_20_Emphasis"><text:span text:style-name="T46"> <text:s text:c="7"/></text:span></text:span><text:span text:style-name="T20">June</text:span><text:span text:style-name="T22"> 2</text:span><text:span text:style-name="T21">0</text:span><text:span text:style-name="T22">1</text:span><text:span text:style-name="T23">7 </text:span><text:span text:style-name="T21">– </text:span><text:span text:style-name="T24">July 2017</text:span></text:p>
            <text:p text:style-name="P57"/>
            <text:p text:style-name="P11"><text:span text:style-name="T84"><text:s text:c="4"/>S</text:span><text:span text:style-name="T83">ummary: </text:span><text:span text:style-name="T50">Prototyped the system supporting medical product sellers through data analysis. Visualized</text:span></text:p>
            <text:p text:style-name="P21"><text:s text:c="4"/>characteristics of Japanese local area by many kinds of graphs: scatter plot, bar chart, map chart.</text:p>
            <text:p text:style-name="P26"><text:span text:style-name="T90"><text:s text:c="4"/></text:span><text:span text:style-name="T95">Role: </text:span><text:span text:style-name="T59">Project Leader / Project management / Programmer</text:span></text:p>
            <text:p text:style-name="P25"><text:span text:style-name="T94"><text:s text:c="4"/>Project scale: </text:span><text:span text:style-name="T60">1 manager and 2 developers.</text:span></text:p>
            <text:p text:style-name="P26"><text:span text:style-name="T91"><text:s text:c="4"/></text:span><text:span text:style-name="T95">Technology Used: </text:span><text:span text:style-name="T57">Python / Django / PostgreSQL / JavaScript / D3.js / Bootstrap / AWS / Ansible / HTML / CSS</text:span></text:p>
          </table:table-cell>
        </table:table-row>
      </table:table>
      <text:p text:style-name="P2"/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61"><text:span text:style-name="Strong_20_Emphasis"><text:span text:style-name="T47">Web reservation application for new graduate job interview</text:span></text:span><text:span text:style-name="T12"> <text:s text:c="23"/></text:span><text:span text:style-name="T43">April 2017 – February 2018</text:span></text:p>
            <text:p text:style-name="P62"/>
            <text:p text:style-name="P18"><text:span text:style-name="T96"><text:s text:c="4"/></text:span><text:span text:style-name="T93">Summary</text:span><text:span text:style-name="T100">: </text:span><text:span text:style-name="T61">Developed a web reservation application for grad hiring and integrated with existing in-house system</text:span></text:p>
            <text:p text:style-name="P22"><text:s text:c="4"/>developed by using SalesForce. The system had more than 60,000 users.</text:p>
            <text:p text:style-name="P14"><text:span text:style-name="T97"><text:s text:c="4"/></text:span><text:span text:style-name="T101">Role: </text:span><text:span text:style-name="T62">Project Leader / Project management / Programmer</text:span></text:p>
            <text:p text:style-name="P27"><text:span text:style-name="T94"><text:s text:c="4"/>Project scale: </text:span><text:span text:style-name="T67">3 developers.</text:span></text:p>
            <text:p text:style-name="P27"><text:span text:style-name="T91"><text:s text:c="4"/></text:span><text:span text:style-name="T95">Technology Used: </text:span><text:span text:style-name="T55">PHP / ZendFramework / PostgreSQL / JavaScript / jQuery</text:span></text:p>
          </table:table-cell>
        </table:table-row>
      </table:table>
      <text:p text:style-name="P5"><text:soft-page-break/></text:p>
      <table:table table:name="表2" table:style-name="表2">
        <table:table-column table:style-name="表2.A"/>
        <table:table-row table:style-name="表2.1">
          <table:table-cell table:style-name="表2.A1" office:value-type="string">
            <text:p text:style-name="P60"><text:span text:style-name="Strong_20_Emphasis"><text:span text:style-name="T45">Web application that manages book meta information</text:span></text:span><text:span text:style-name="T13"> <text:s text:c="12"/></text:span><text:span text:style-name="T12"><text:s text:c="13"/></text:span><text:span text:style-name="T37">November 2016 – February 2017</text:span></text:p>
            <text:p text:style-name="P63"/>
            <text:p text:style-name="P10"><text:span text:style-name="T84"><text:s text:c="4"/>S</text:span><text:span text:style-name="T83">ummary: </text:span><text:span text:style-name="T50">Developed a system for managing irregular book data in a unified format.</text:span></text:p>
            <text:p text:style-name="P26"><text:span text:style-name="T90"><text:s text:c="4"/></text:span><text:span text:style-name="T95">Role: </text:span><text:span text:style-name="T59">Project Leader / Project management / Programmer</text:span></text:p>
            <text:p text:style-name="P23"><text:span text:style-name="T92"><text:s text:c="4"/>Project scale: </text:span><text:span text:style-name="T89">2</text:span><text:span text:style-name="T88"> developers.</text:span></text:p>
            <text:p text:style-name="P26"><text:span text:style-name="T91"><text:s text:c="4"/></text:span><text:span text:style-name="T95">Technology Used: </text:span><text:span text:style-name="T70">PHP / CakePHP / MySQL / JavaScript / jQuery</text:span></text:p>
          </table:table-cell>
        </table:table-row>
      </table:table>
      <text:p text:style-name="P3"/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51"><text:span text:style-name="Strong_20_Emphasis"><text:span text:style-name="T48">Information display management function of credit company website</text:span></text:span><text:span text:style-name="T25"> </text:span><text:span text:style-name="T12"><text:s text:c="13"/></text:span><text:span text:style-name="T38">April 2016 – May 2016</text:span></text:p>
            <text:p text:style-name="P64"/>
            <text:p text:style-name="P18"><text:span text:style-name="T96"><text:s text:c="4"/></text:span><text:span text:style-name="T93">Summary</text:span><text:span text:style-name="T100">: </text:span><text:span text:style-name="T61">Developed a function to control the display of data on the top page of a major Japanese credit</text:span></text:p>
            <text:p text:style-name="P22"><text:s text:c="4"/>company. In order to minimize the influence on the server side implementation of the existing system, </text:p>
            <text:p text:style-name="P18"><text:span text:style-name="T61"><text:s text:c="4"/></text:span><text:span text:style-name="T65">i</text:span><text:span text:style-name="T61">mplemented it all with JavaScript.</text:span></text:p>
            <text:p text:style-name="P15"><text:span text:style-name="T97"><text:s text:c="4"/></text:span><text:span text:style-name="T101">Role: </text:span><text:span text:style-name="T62">Project Leader / Project management / Programmer</text:span></text:p>
            <text:p text:style-name="P28"><text:span text:style-name="T94"><text:s text:c="4"/>Project scale: </text:span><text:span text:style-name="T67">2 developers.</text:span></text:p>
            <text:p text:style-name="P28"><text:span text:style-name="T91"><text:s text:c="4"/></text:span><text:span text:style-name="T95">Technology Used: </text:span><text:span text:style-name="T68">JavaScript / jQuery</text:span></text:p>
          </table:table-cell>
        </table:table-row>
      </table:table>
      <text:p text:style-name="P8"/>
      <table:table table:name="表3" table:style-name="表3">
        <table:table-column table:style-name="表3.A"/>
        <table:table-row table:style-name="表3.1">
          <table:table-cell table:style-name="表3.A1" office:value-type="string">
            <text:p text:style-name="P52"><text:span text:style-name="Strong_20_Emphasis"><text:span text:style-name="T47">API of packaging system for inventory control of apparel logistics</text:span></text:span><text:span text:style-name="T12"> <text:s text:c="4"/></text:span><text:span text:style-name="T39">November 2015 – February 2016</text:span></text:p>
            <text:p text:style-name="P58"/>
            <text:p text:style-name="P18"><text:span text:style-name="T96"><text:s text:c="4"/></text:span><text:span text:style-name="T93">Summary</text:span><text:span text:style-name="T100">: </text:span><text:span text:style-name="T61">Replaced data processing between processes that manage each process from manufacture to shipment</text:span></text:p>
            <text:p text:style-name="P22"><text:s text:c="4"/>of apparel products from processing using files to processing using API.</text:p>
            <text:p text:style-name="P16"><text:span text:style-name="T97"><text:s text:c="4"/></text:span><text:span text:style-name="T101">Role: </text:span><text:span text:style-name="T63">Programmer</text:span></text:p>
            <text:p text:style-name="P29"><text:span text:style-name="T94"><text:s text:c="4"/>Project scale: </text:span><text:span text:style-name="T58">1 manager and 3 developers.</text:span></text:p>
            <text:p text:style-name="P29"><text:span text:style-name="T91"><text:s text:c="4"/></text:span><text:span text:style-name="T95">Technology Used: </text:span><text:span text:style-name="T68">PHP / PostgreSQL</text:span></text:p>
          </table:table-cell>
        </table:table-row>
      </table:table>
      <text:p text:style-name="P4"/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53"><text:span text:style-name="Strong_20_Emphasis"><text:span text:style-name="T48">Web reservation system for conference rooms</text:span></text:span><text:span text:style-name="T25"> </text:span><text:span text:style-name="T12"><text:s text:c="44"/></text:span><text:span text:style-name="T38">November 2014 – March 2015</text:span></text:p>
            <text:p text:style-name="P65"/>
            <text:p text:style-name="P18"><text:span text:style-name="T96"><text:s text:c="4"/></text:span><text:span text:style-name="T93">Summary</text:span><text:span text:style-name="T100">: </text:span><text:span text:style-name="T61">Developed the web reservation system that can manage various complex reservations such as reserve</text:span></text:p>
            <text:p text:style-name="P22"><text:s text:c="4"/>one conference room divided into multiple rooms.</text:p>
            <text:p text:style-name="P17"><text:span text:style-name="T97"><text:s text:c="4"/></text:span><text:span text:style-name="T101">Role: </text:span><text:span text:style-name="T62">Project Leader / Project management / Programmer</text:span></text:p>
            <text:p text:style-name="P25"><text:span text:style-name="T94"><text:s text:c="4"/>Project scale: </text:span><text:span text:style-name="T54">1 manager and 5 developers.</text:span></text:p>
            <text:p text:style-name="P25"><text:span text:style-name="T91"><text:s text:c="4"/></text:span><text:span text:style-name="T95">Technology Used: </text:span><text:span text:style-name="T70">PHP / ZendFramework / SQL Server / JavaScript / jQuery / </text:span><text:span text:style-name="T55">LDAP authentication login</text:span></text:p>
          </table:table-cell>
        </table:table-row>
      </table:table>
      <text:p text:style-name="P4"/>
      <table:table table:name="表8" table:style-name="表8">
        <table:table-column table:style-name="表8.A"/>
        <table:table-row table:style-name="表8.1">
          <table:table-cell table:style-name="表8.A1" office:value-type="string">
            <text:p text:style-name="P53"><text:span text:style-name="Strong_20_Emphasis"><text:span text:style-name="T47">Web reservation system for sports gym</text:span></text:span><text:span text:style-name="T12"> <text:s text:c="54"/></text:span><text:span text:style-name="T38">September 2013 – October 2013</text:span></text:p>
            <text:p text:style-name="P65"/>
            <text:p text:style-name="P18"><text:span text:style-name="T96"><text:s text:c="4"/></text:span><text:span text:style-name="T93">Summary</text:span><text:span text:style-name="T100">: </text:span><text:span text:style-name="T61">Developed web reservation system for gym facilities and lessons. Automated the lottery process </text:span></text:p>
            <text:p text:style-name="P22"><text:s text:c="4"/>which had previously been manually registered for winning.</text:p>
            <text:p text:style-name="P17"><text:span text:style-name="T97"><text:s text:c="4"/></text:span><text:span text:style-name="T101">Role: </text:span><text:span text:style-name="T62">Project Leader / Project management / Programmer</text:span></text:p>
            <text:p text:style-name="P25"><text:span text:style-name="T94"><text:s text:c="4"/>Project scale: </text:span><text:span text:style-name="T69">4 developers. </text:span></text:p>
            <text:p text:style-name="P25"><text:span text:style-name="T91"><text:s text:c="4"/></text:span><text:span text:style-name="T95">Technology Used: </text:span><text:span text:style-name="T70">PHP / ZendFramework / PostgreSQL / JavaScript / jQuery</text:span></text:p>
          </table:table-cell>
        </table:table-row>
      </table:table>
      <text:p text:style-name="P4"/>
      <table:table table:name="表9" table:style-name="表9">
        <table:table-column table:style-name="表9.A"/>
        <text:soft-page-break/>
        <table:table-row table:style-name="表9.1">
          <table:table-cell table:style-name="表9.A1" office:value-type="string">
            <text:p text:style-name="P54"><text:span text:style-name="Strong_20_Emphasis"><text:span text:style-name="T48">Web content management and settlement system</text:span></text:span><text:span text:style-name="T12"> <text:s text:c="5"/></text:span><text:span text:style-name="T36"><text:s text:c="41"/></text:span><text:span text:style-name="T38">April 2013 – August 2013</text:span></text:p>
            <text:p text:style-name="P12"/>
            <text:p text:style-name="P13"><text:span text:style-name="T96"><text:s text:c="4"/></text:span><text:span text:style-name="T93">Summary</text:span><text:span text:style-name="T100">: </text:span><text:span text:style-name="T61">Developed content and settlement management system of a national singer unit in Japan.</text:span></text:p>
            <text:p text:style-name="P17"><text:span text:style-name="T97"><text:s text:c="4"/></text:span><text:span text:style-name="T101">Role: </text:span><text:span text:style-name="T62">Programmer</text:span></text:p>
            <text:p text:style-name="P25"><text:span text:style-name="T94"><text:s text:c="4"/>Project scale: </text:span><text:span text:style-name="T69">4 developers.</text:span></text:p>
            <text:p text:style-name="P30"><text:span text:style-name="T98"><text:s text:c="4"/></text:span><text:span text:style-name="T101">Technology Used: </text:span><text:span text:style-name="T72">PHP / PostgreSQL / JavaScript / jQuery</text:span><text:span text:style-name="T64"> / GMO PAYMENT GATEWAY</text:span></text:p>
          </table:table-cell>
        </table:table-row>
      </table:table>
      <text:p text:style-name="P7"/>
      <table:table table:name="表10" table:style-name="表10">
        <table:table-column table:style-name="表10.A"/>
        <table:table-row table:style-name="表10.1">
          <table:table-cell table:style-name="表10.A1" office:value-type="string">
            <text:p text:style-name="P66"><text:span text:style-name="Strong_20_Emphasis"><text:span text:style-name="T49">Portal web application for the biggest Japanese road service company</text:span></text:span><text:span text:style-name="T32"> </text:span><text:span text:style-name="T31"><text:s text:c="3"/></text:span><text:span text:style-name="T74">December 2008 – April 2009</text:span></text:p>
            <text:p text:style-name="P59"/>
            <text:p text:style-name="P13"><text:span text:style-name="T96"><text:s text:c="4"/></text:span><text:span text:style-name="T93">Summary</text:span><text:span text:style-name="T100">: </text:span><text:span text:style-name="T61">I joined the team. We are developing a real-estate related recommendation engine.</text:span></text:p>
            <text:p text:style-name="P17"><text:span text:style-name="T97"><text:s text:c="4"/></text:span><text:span text:style-name="T101">Role: </text:span><text:span text:style-name="T62">Programmer</text:span></text:p>
            <text:p text:style-name="P25"><text:span text:style-name="T94"><text:s text:c="4"/>Project scale: </text:span><text:span text:style-name="T69">4 developers.</text:span></text:p>
            <text:p text:style-name="P25"><text:span text:style-name="T91"><text:s text:c="4"/></text:span><text:span text:style-name="T95">Technology Used: </text:span><text:span text:style-name="T70">PHP / PostgreSQL / JavaScript / jQuery</text:span></text:p>
          </table:table-cell>
        </table:table-row>
      </table:table>
      <text:p text:style-name="P7"/>
      <text:p text:style-name="P69"><text:span text:style-name="T105">ACTIVITY</text:span></text:p>
      <text:p text:style-name="P72"/>
      <table:table table:name="表11" table:style-name="表11">
        <table:table-column table:style-name="表11.A"/>
        <table:table-row table:style-name="表11.1">
          <table:table-cell table:style-name="表11.A1" office:value-type="string">
            <text:p text:style-name="P75"><text:span text:style-name="Strong_20_Emphasis"><text:span text:style-name="T76">AI Accelerator Program: kansAI0.6</text:span></text:span><text:span text:style-name="T32"> </text:span><text:span text:style-name="T31"><text:s text:c="78"/></text:span><text:span text:style-name="T75">Aplil</text:span><text:span text:style-name="T74"> 20</text:span><text:span text:style-name="T75">1</text:span><text:span text:style-name="T74">8 – </text:span><text:span text:style-name="T75">Present</text:span></text:p>
            <text:p text:style-name="P76"/>
            <text:p text:style-name="P73"><text:span text:style-name="T96"><text:s text:c="4"/></text:span><text:span text:style-name="T93">Summary</text:span><text:span text:style-name="T100">: </text:span><text:span text:style-name="T61">Developed a system that posts preferential information for members.</text:span></text:p>
            <text:p text:style-name="P73"><text:span text:style-name="T97"><text:s text:c="4"/></text:span><text:span text:style-name="T101">Role: </text:span><text:span text:style-name="T62">Programmer</text:span></text:p>
            <text:p text:style-name="P74"><text:span text:style-name="T94"><text:s text:c="4"/>Project scale: </text:span><text:span text:style-name="T69">4 developers.</text:span></text:p>
            <text:p text:style-name="P74"><text:span text:style-name="T91"><text:s text:c="4"/></text:span><text:span text:style-name="T95">Technology Used: </text:span><text:span text:style-name="T70">PHP / PostgreSQL / JavaScript / jQuery</text:span></text:p>
            <text:p text:style-name="P74"><text:span text:style-name="T71"><text:s text:c="4"/></text:span><text:span text:style-name="T73">Technology Used: </text:span><text:span text:style-name="T57">Python / Django / PostgreSQL / JavaScript / jQuery / Bootstrap / AWS / Ansible</text:span></text:p>
          </table:table-cell>
        </table:table-row>
      </table:table>
      <text:p text:style-name="P72"/>
      <table:table table:name="表12" table:style-name="表12">
        <table:table-column table:style-name="表12.A"/>
        <table:table-row table:style-name="表12.1">
          <table:table-cell table:style-name="表12.A1" office:value-type="string">
            <text:p text:style-name="P75"><text:span text:style-name="Strong_20_Emphasis"><text:span text:style-name="T76">Presentation on machine learning application case study</text:span></text:span><text:span text:style-name="T32"> </text:span><text:span text:style-name="T31"><text:s text:c="43"/></text:span><text:span text:style-name="T75">October</text:span><text:span text:style-name="T74"> / </text:span><text:span text:style-name="T75">27 / </text:span><text:span text:style-name="T74">20</text:span><text:span text:style-name="T75">17</text:span><text:span text:style-name="T74"> </text:span></text:p>
            <text:p text:style-name="P76"/>
            <text:p text:style-name="P73"><text:span text:style-name="T96"><text:s text:c="4"/></text:span><text:span text:style-name="T93">Summary</text:span><text:span text:style-name="T100">: </text:span><text:span text:style-name="T61">Developed a system that posts preferential information for members.</text:span></text:p>
            <text:p text:style-name="P73"><text:span text:style-name="T97"><text:s text:c="4"/></text:span><text:span text:style-name="T102">Place</text:span><text:span text:style-name="T101">: </text:span><text:span text:style-name="T62">Ward office of Toshima-ku, </text:span><text:span text:style-name="T66">Japan</text:span></text:p>
            <text:p text:style-name="P73"><text:span text:style-name="T97"><text:s text:c="4"/></text:span><text:span text:style-name="T102">Document</text:span><text:span text:style-name="T101">: “</text:span><text:span text:style-name="T66">A method of increasing profit by displaying recommended product information for access user without user registration”</text:span></text:p>
            <text:p text:style-name="P73"><text:span text:style-name="T66"/></text:p>
          </table:table-cell>
        </table:table-row>
      </table:table>
      <text:p text:style-name="P71"/>
      <text:p text:style-name="P6"/>
      <text:p text:style-name="P37">BELONGING</text:p>
      <text:p text:style-name="P37"/>
      <text:p text:style-name="P41"><text:span text:style-name="T85">Inter Quest Inc.</text:span><text:span text:style-name="T104">, Tokyo, Japan</text:span><text:span text:style-name="T103">, </text:span><text:span text:style-name="T41">January</text:span><text:span text:style-name="T40"> 2008 – </text:span><text:span text:style-name="T77">May 2018</text:span><text:span text:style-name="T40">, </text:span><text:span text:style-name="T42">Software Engineer</text:span></text:p>
      <text:p text:style-name="P39"/>
      <text:p text:style-name="P36">EDUCATION</text:p>
      <text:p text:style-name="P42"/>
      <text:p text:style-name="P40"><text:span text:style-name="T81">Tama Art University</text:span>, Tokyo, Japan. Bachelor of Arts, March, 2004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" fo:font-family="Times" style:font-family-generic="roman" style:font-pitch="variable"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style:font-name="Times New Roman" fo:font-family="'Times New Roman'" style:font-family-generic="roman" style:font-pitch="variable" fo:font-size="11.5pt" fo:letter-spacing="0.009cm" fo:font-style="italic" style:letter-kerning="true" style:font-size-asian="11.5pt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itle" style:family="paragraph" style:parent-style-name="Standard" style:default-outline-level="" style:class="chapter">
      <style:paragraph-properties fo:margin-top="0cm" fo:margin-bottom="0.776cm" loext:contextual-spacing="false" style:line-height-at-least="0.423cm" fo:text-align="center" style:justify-single-word="false"/>
      <style:text-properties style:font-name="Helvetica" fo:font-family="Helvetica" style:font-family-generic="roman" style:font-pitch="variable" fo:font-size="18pt" fo:letter-spacing="0.141cm" style:letter-kerning="true" style:font-size-asian="1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name-asian="ＭＳ ゴシック" style:font-family-asian="'ＭＳ ゴシック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表題_20__28_文字_29_" style:display-name="表題 (文字)" style:family="text">
      <style:text-properties style:font-name="Helvetica" fo:font-family="Helvetica" style:font-family-generic="roman" style:font-pitch="variable" fo:font-size="18pt" fo:letter-spacing="0.141cm" fo:language="en" fo:country="US" style:letter-kerning="true" style:font-size-asian="18pt" style:language-asian="en" style:country-asian="US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見出し_20_1_20__28_文字_29_" style:display-name="見出し 1 (文字)" style:family="text">
      <style:text-properties fo:font-size="11.5pt" fo:letter-spacing="0.009cm" fo:language="en" fo:country="US" fo:font-style="italic" style:letter-kerning="true" style:font-size-asian="11.5pt" style:language-asian="en" style:country-asian="US" style:font-style-asian="italic" style:language-complex="ar" style:country-complex="SA"/>
    </style:style>
    <style:style style:name="見出し_20_2_20__28_文字_29_" style:display-name="見出し 2 (文字)" style:family="text">
      <style:text-properties fo:font-size="12pt" fo:language="en" fo:country="US" fo:font-weight="bold" style:font-size-asian="12pt" style:language-asian="en" style:country-asian="US" style:font-weight-asian="bold" style:language-complex="ar" style:country-complex="SA" style:font-weight-complex="bold"/>
    </style:style>
    <style:style style:name="本文_20__28_文字_29_" style:display-name="本文 (文字)" style:family="text">
      <style:text-properties fo:font-size="11pt" fo:language="en" fo:country="US" style:font-size-asian="11pt" style:language-asian="en" style:country-asian="US" style:language-complex="ar" style:country-complex="SA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ヘッダー_20__28_文字_29_" style:display-name="ヘッダー (文字)" style:family="text">
      <style:text-properties style:font-name="Times" fo:font-family="Times" style:font-family-generic="roman" style:font-pitch="variable" fo:font-size="12pt" fo:language="en" fo:country="US" style:font-size-asian="12pt" style:language-asian="en" style:country-asian="US" style:language-complex="ar" style:country-complex="SA"/>
    </style:style>
    <style:style style:name="page_20_number" style:display-name="page number" style:family="text" style:parent-style-name="Default_20_Paragraph_20_Font"/>
    <style:style style:name="吹き出し_20__28_文字_29_" style:display-name="吹き出し (文字)" style:family="text">
      <style:text-properties style:font-name="Arial" fo:font-family="Arial" style:font-family-generic="roman" style:font-pitch="variable" fo:font-size="9pt" style:font-name-asian="ＭＳ ゴシック" style:font-family-asian="'ＭＳ ゴシック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800000" fo:font-style="normal" fo:font-weight="bold" style:font-style-asian="normal" style:font-weight-asian="bold"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800000" style:font-name="Times New Roman" fo:font-family="'Times New Roman'" style:font-family-generic="roman" style:font-pitch="variable" fo:font-size="11pt" fo:font-style="normal" fo:font-weight="bold" style:font-style-asian="normal" style:font-weight-asian="bold"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800000" fo:font-style="normal" fo:font-weight="bold" style:font-style-asian="normal" style:font-weight-asian="bold"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965cm" fo:text-indent="-0.635cm" fo:margin-left="0.965cm"/>
        </style:list-level-properties>
        <style:text-properties fo:font-family="Candara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9.855cm" fo:text-indent="-0.635cm" fo:margin-left="9.855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125cm" fo:text-indent="-0.635cm" fo:margin-left="11.12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965cm" fo:text-indent="-0.635cm" fo:margin-left="0.965cm"/>
        </style:list-level-properties>
        <style:text-properties fo:font-family="Candara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9.855cm" fo:text-indent="-0.635cm" fo:margin-left="9.855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125cm" fo:text-indent="-0.635cm" fo:margin-left="11.12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text:list-tab-stop-position="0.965cm" fo:text-indent="-0.635cm" fo:margin-left="0.965cm"/>
        </style:list-level-properties>
        <style:text-properties fo:font-family="Candara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9.855cm" fo:text-indent="-0.635cm" fo:margin-left="9.855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125cm" fo:text-indent="-0.635cm" fo:margin-left="11.12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-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.6cm"/>
        </style:list-level-properties>
        <style:text-properties fo:font-family="Candara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87cm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68cm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49cm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8" style:num-suffix="-" text:bullet-char="-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Candara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02:09:00</meta:creation-date>
    <dc:date>2018-05-19T17:26:35.740897000</dc:date>
    <meta:editing-duration>PT1H55M14S</meta:editing-duration>
    <meta:editing-cycles>28</meta:editing-cycles>
    <meta:generator>LibreOffice/5.4.4.2$MacOSX_X86_64 LibreOffice_project/2524958677847fb3bb44820e40380acbe820f960</meta:generator>
    <meta:document-statistic meta:table-count="12" meta:image-count="0" meta:object-count="0" meta:page-count="3" meta:paragraph-count="87" meta:word-count="824" meta:character-count="6091" meta:non-whitespace-character-count="47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nglish_resume.dotx" xlink:href=""/>
  </office:meta>
</office:document-meta>
</file>